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2A000000E9373056475D1D2DD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" svg:font-family="Tahoma, sans-serif, Arial, Helv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ied_20_de_20_page">
      <style:text-properties fo:color="#ff4f4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/>
    </style:style>
    <style:style style:name="P2" style:family="paragraph" style:parent-style-name="Pied_20_de_20_page">
      <style:text-properties fo:color="#ff4f4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weight-complex="bold"/>
    </style:style>
    <style:style style:name="P3" style:family="paragraph" style:parent-style-name="Pied_20_de_20_page">
      <style:paragraph-properties fo:text-align="end" style:justify-single-word="false"/>
      <style:text-properties fo:color="#ff4f4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weight-complex="bold"/>
    </style:style>
    <style:style style:name="P4" style:family="paragraph" style:parent-style-name="Pied_20_de_20_page">
      <style:paragraph-properties fo:text-align="end" style:justify-single-word="false"/>
      <style:text-properties fo:color="#ff4f4f" fo:font-style="italic" fo:font-weight="bold" style:font-style-asian="italic" style:font-weight-asian="bold" style:font-weight-complex="bold"/>
    </style:style>
    <style:style style:name="P5" style:family="paragraph" style:parent-style-name="Pied_20_de_20_page">
      <style:paragraph-properties fo:text-align="end" style:justify-single-word="false"/>
    </style:style>
    <style:style style:name="P6" style:family="paragraph" style:parent-style-name="Standard">
      <style:paragraph-properties fo:margin-left="1.251cm" fo:margin-right="0cm" fo:text-align="center" style:justify-single-word="false" fo:text-indent="1.251cm" style:auto-text-indent="false">
        <style:tab-stops/>
      </style:paragraph-properties>
    </style:style>
    <style:style style:name="P7" style:family="paragraph" style:parent-style-name="Standard">
      <style:text-properties style:font-name="Arial Narrow"/>
    </style:style>
    <style:style style:name="P8" style:family="paragraph" style:parent-style-name="Standard">
      <style:text-properties style:font-name="Arial Narrow" fo:language="en" fo:country="US"/>
    </style:style>
    <style:style style:name="P9" style:family="paragraph" style:parent-style-name="Standard">
      <style:text-properties fo:color="#000000" style:font-name="Calibri" fo:font-size="11pt" style:font-size-asian="11pt" style:font-size-complex="11pt"/>
    </style:style>
    <style:style style:name="P10" style:family="paragraph" style:parent-style-name="Standard">
      <style:text-properties fo:color="#000000" style:font-name="Calibri" fo:font-size="11pt" fo:font-weight="bold" style:font-size-asian="11pt" style:font-weight-asian="bold" style:font-size-complex="11pt"/>
    </style:style>
    <style:style style:name="P11" style:family="paragraph" style:parent-style-name="Standard">
      <style:text-properties fo:color="#000000" style:font-name="Tahoma" fo:font-size="9.5pt" style:font-size-asian="9.5pt"/>
    </style:style>
    <style:style style:name="P12" style:family="paragraph" style:parent-style-name="Standard">
      <style:text-properties fo:color="#000000" style:font-name="Tahoma" fo:font-size="9.5pt" style:text-underline-style="solid" style:text-underline-width="auto" style:text-underline-color="font-color" fo:font-weight="bold" style:text-underline-mode="continuous" style:text-overline-mode="continuous" style:text-line-through-mode="continuous" style:font-size-asian="9.5pt" style:font-weight-asian="bold" style:font-weight-complex="bold"/>
    </style:style>
    <style:style style:name="P13" style:family="paragraph" style:parent-style-name="Heading_20_2" style:list-style-name="L1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weight="bold" style:language-asian="fr" style:country-asian="FR" style:font-weight-asian="bold" style:language-complex="ar" style:country-complex="SA" style:font-weight-complex="bold"/>
    </style:style>
    <style:style style:name="T2" style:family="text">
      <style:text-properties fo:color="#ff4f4f" style:font-name="Calibri" fo:font-weight="bold" style:font-weight-asian="bold" style:font-weight-complex="bold"/>
    </style:style>
    <style:style style:name="T3" style:family="text">
      <style:text-properties fo:font-size="18pt" style:font-size-asian="18pt"/>
    </style:style>
    <style:style style:name="T4" style:family="text">
      <style:text-properties fo:font-size="12pt" style:font-size-asian="12pt"/>
    </style:style>
    <style:style style:name="T5" style:family="text">
      <style:text-properties fo:color="#000000" style:font-name="Calibri" fo:font-size="11pt" style:font-size-asian="11pt" style:font-size-complex="11pt"/>
    </style:style>
    <style:style style:name="T6" style:family="text">
      <style:text-properties fo:color="#000000" style:font-name="Calibri" fo:font-size="11pt" officeooo:rsid="0009529d" style:font-size-asian="11pt" style:font-size-complex="11pt"/>
    </style:style>
    <style:style style:name="T7" style:family="text">
      <style:text-properties fo:color="#000000" style:font-name="Calibri" fo:font-size="11pt" officeooo:rsid="000bcd22" style:font-size-asian="11pt" style:font-size-complex="11pt"/>
    </style:style>
    <style:style style:name="T8" style:family="text">
      <style:text-properties officeooo:rsid="000a5fdb"/>
    </style:style>
    <style:style style:name="T9" style:family="text">
      <style:text-properties officeooo:rsid="000bcd22"/>
    </style:style>
    <style:style style:name="T10" style:family="text">
      <style:text-properties officeooo:rsid="000dab4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itre_20_1_20_Car"><text:span text:style-name="T3">Cahier des charges : SmartFolio</text:span></text:span></text:p>
      <text:p text:style-name="P6"><text:span text:style-name="Titre_20_1_20_Car"><text:span text:style-name="T4">Module de gestion de portefeuille</text:span></text:span></text:p>
      <text:p text:style-name="P7"/>
      <text:list xml:id="list2455387677219461112" text:style-name="L1">
        <text:list-item>
          <text:p text:style-name="P13">Présentation du client / besoin</text:p>
        </text:list-item>
      </text:list>
      <text:p text:style-name="Normal"/>
      <text:p text:style-name="Standard"><text:span text:style-name="Police_20_par_20_défaut"><text:span text:style-name="T5">SARL GENERAL TRADING SERVICE (GTS) est une société à responsabilité limitée créée le 20 septembre 2013 sous l’enregistrement 440 089 168, implantée à CORBEIL-ESSONES (91) au 60 rue Victor Hugo, dont le chiffre d’affaire s’élève à 2 125 500 €.</text:span></text:span></text:p>
      <text:p text:style-name="Standard"><text:span text:style-name="Police_20_par_20_défaut"><text:span text:style-name="T5">Elle est spécialisée dans le secteur d'activité du commerce de gros (commerce interentreprises) d'ordinateur, d'équipements informatiques périphériques et de logiciels, et souhaite actuellement élargir ses activités </text:span></text:span><text:span text:style-name="Police_20_par_20_défaut"><text:span text:style-name="T6">aux marchés </text:span></text:span><text:span text:style-name="Police_20_par_20_défaut"><text:span text:style-name="T5">de titres financiers </text:span></text:span><text:span text:style-name="Police_20_par_20_défaut"><text:span text:style-name="T6">cryptomonnaies</text:span></text:span><text:span text:style-name="Police_20_par_20_défaut"><text:span text:style-name="T5">.</text:span></text:span></text:p>
      <text:p text:style-name="P7"/>
      <text:list xml:id="list154034581206430" text:continue-numbering="true" text:style-name="L1">
        <text:list-item>
          <text:p text:style-name="P13">Présentation du projet</text:p>
        </text:list-item>
      </text:list>
      <text:p text:style-name="Normal"/>
      <text:p text:style-name="P9">Dans le cadre de l’évolution des services, GTS souhaite obtenir une aide automatique à l’analyse et gestion des portefeuilles <text:span text:style-name="T8">de leurs </text:span>clients sur la plateforme déjà existante.</text:p>
      <text:p text:style-name="P9"/>
      <text:p text:style-name="P9">Dans les faits, GTS nous fourni<text:span text:style-name="T8">t</text:span> l’outil graphique de leur plateforme sur laquelle nous allons développer le système d’aide à la gestion.</text:p>
      <text:p text:style-name="P9"/>
      <text:p text:style-name="P9"><text:s/>Il y est requis un système de couleurs pour prévenir l’<text:span text:style-name="T8">utilisateur</text:span> du statut des portefeuilles, une alerte réglable par l’<text:span text:style-name="T8">utilisateur </text:span>pour les <text:span text:style-name="T8">mouvements </text:span>brusque<text:span text:style-name="T8">s</text:span> <text:span text:style-name="T8">de la valeur </text:span>des titres financiers ainsi qu’un rapport journalier par portefeuille permettant de suivre l’évolution de la gestion du portefeuille.</text:p>
      <text:p text:style-name="P9"/>
      <text:list xml:id="list154035374388854" text:continue-numbering="true" text:style-name="L1">
        <text:list-item>
          <text:p text:style-name="P13">Rôles</text:p>
        </text:list-item>
      </text:list>
      <text:p text:style-name="Normal"/>
      <text:p text:style-name="P9">SmarTrade, prestataire de cette offre, se devra de fournir à GTS dans les délais convenus <text:span text:style-name="T8">un module de gestion </text:span>par le biais des livrables suivants :</text:p>
      <text:p text:style-name="P9">- Le cahier des charges</text:p>
      <text:p text:style-name="P9">- La maquette du gestionnaire</text:p>
      <text:p text:style-name="P9">- Les fichiers sources constituant le gestionnaire</text:p>
      <text:p text:style-name="P9">- Formation à l’outil</text:p>
      <text:p text:style-name="P9">- Assistance et maintenance dans l’évolution de l’outil</text:p>
      <text:p text:style-name="P9"/>
      <text:p text:style-name="P9">D’autre part, GTS devra fournir à SmarTrade le planning prévisionnel, la liste des technologies imposées ainsi que sa charte graphique.</text:p>
      <text:p text:style-name="P7"/>
      <text:list xml:id="list154034461568026" text:continue-numbering="true" text:style-name="L1">
        <text:list-item>
          <text:p text:style-name="P13">Problématique &amp; Objectifs</text:p>
        </text:list-item>
      </text:list>
      <text:p text:style-name="Normal"/>
      <text:p text:style-name="P9">Le projet a pour but de permettre un gain de temps dans <text:span text:style-name="T8">la gestion des portefeuilles </text:span>dès le démarrage de l’activité d’<text:span text:style-name="T8">échange </text:span>de titres financiers et simplifier l’étude de ces marchés.</text:p>
      <text:p text:style-name="P9">Il répondra aussi à un désir de <text:span text:style-name="T8">centralisation des données statistiques relative aux différents portefeuille, et par conséquent un gain de temps. D</text:span>e plus il assurera une réactivité en opposition à la volatilité des titres en question.</text:p>
      <text:p text:style-name="P9"/>
      <text:p text:style-name="P7"/>
      <text:list xml:id="list154035239638850" text:continue-numbering="true" text:style-name="L1">
        <text:list-item>
          <text:p text:style-name="P13">Les Cibles</text:p>
        </text:list-item>
      </text:list>
      <text:p text:style-name="Paragraphe_20_de_20_liste"/>
      <text:p text:style-name="P9"><text:soft-page-break/>L’outil développé s’adresse dans un premier temps aux employés de GTS dans une optique d’optimisation des compétences, et dans un second temps aux investisseurs faisant appel à GTS, pour qui l’outil sera un gage de confiance et de sécurité pour leurs fonds, en complément de l’expertise de GTS.</text:p>
      <text:p text:style-name="P7"/>
      <text:list xml:id="list154034521268343" text:continue-numbering="true" text:style-name="L1">
        <text:list-item>
          <text:p text:style-name="P13">Arborescence &amp; Zoning</text:p>
        </text:list-item>
      </text:list>
      <text:p text:style-name="Paragraphe_20_de_20_liste"/>
      <text:p text:style-name="P9">NA</text:p>
      <text:p text:style-name="P7"/>
      <text:list xml:id="list154035348888592" text:continue-numbering="true" text:style-name="L1">
        <text:list-item>
          <text:p text:style-name="P13">Développement</text:p>
        </text:list-item>
      </text:list>
      <text:p text:style-name="Paragraphe_20_de_20_liste"/>
      <text:p text:style-name="P10">Technos utilisées :</text:p>
      <text:p text:style-name="P9">- Tests sur Apache (env. XAMPP)</text:p>
      <text:p text:style-name="P9">- PHP 7</text:p>
      <text:p text:style-name="P9">- HTML 5<text:line-break/>- CSS 3 (SCSS)</text:p>
      <text:p text:style-name="P9">- JavaScript</text:p>
      <text:p text:style-name="P9">- AJAX</text:p>
      <text:p text:style-name="P8"/>
      <text:list xml:id="list154034991929652" text:continue-numbering="true" text:style-name="L1">
        <text:list-item>
          <text:p text:style-name="P13">Proposition de logos et maquettes</text:p>
        </text:list-item>
      </text:list>
      <text:p text:style-name="P7"/>
      <text:p text:style-name="P9">NA</text:p>
      <text:p text:style-name="P7"/>
      <text:list xml:id="list154035521315944" text:continue-numbering="true" text:style-name="L1">
        <text:list-item>
          <text:p text:style-name="P13">Dép<text:span text:style-name="T10">ô</text:span>ts légaux</text:p>
        </text:list-item>
      </text:list>
      <text:p text:style-name="P9"/>
      <text:p text:style-name="P9">Le module développé sera déposé au nom de SmarTrade.</text:p>
      <text:p text:style-name="P11"/>
      <text:list xml:id="list154034470365799" text:continue-numbering="true" text:style-name="L1">
        <text:list-item>
          <text:p text:style-name="P13">Mise à jour &amp; Back-up</text:p>
        </text:list-item>
      </text:list>
      <text:p text:style-name="P9"/>
      <text:p text:style-name="P9">La société SmarTrade s’occupera des mises à jour et <text:span text:style-name="T9">de la </text:span>maintenance du module, il sera aussi fait un versionning du module sur les serveurs de <text:span text:style-name="T9">GTS </text:span>pour palier à tout éventuel<text:span text:style-name="T9">le</text:span> alerte critique.</text:p>
      <text:p text:style-name="P11"/>
      <text:list xml:id="list154035460481184" text:continue-numbering="true" text:style-name="L1">
        <text:list-item>
          <text:p text:style-name="P13">Statistique d’utilisation</text:p>
        </text:list-item>
      </text:list>
      <text:p text:style-name="P12"/>
      <text:p text:style-name="P9">Les statistiques de connexion seront enregistrées dans les logs pour justifier l’utilisation de l’application et l’ampleur de son utilité au sein de l’entreprise.</text:p>
      <text:p text:style-name="P11"/>
      <text:list xml:id="list154033664910165" text:continue-numbering="true" text:style-name="L1">
        <text:list-item>
          <text:p text:style-name="P13">Livrables </text:p>
        </text:list-item>
      </text:list>
      <text:p text:style-name="P11"/>
      <text:p text:style-name="P9">Sera livré à l’entreprise :</text:p>
      <text:p text:style-name="P9">- Les fichiers sources du module.</text:p>
      <text:p text:style-name="P9">- Le cahier des charges.</text:p>
      <text:p text:style-name="P9">- Les descriptifs de mise en place et fonctionnement du module.</text:p>
      <text:p text:style-name="P9">- Des propositions de graphisme du module pour répondre à la charte graphique de l’entreprise.</text:p>
      <text:p text:style-name="Standard"><text:span text:style-name="Police_20_par_20_défaut"><text:span text:style-name="T5">- Un sticker SmarTrade à coller o</text:span></text:span><text:span text:style-name="Police_20_par_20_défaut"><text:span text:style-name="T7">ù</text:span></text:span><text:span text:style-name="Police_20_par_20_défaut"><text:span text:style-name="T5"> vous le souhaiter 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" svg:font-family="Tahoma, sans-serif, Arial, Helv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Titre_20_2_20_Car" style:display-name="Titre 2 Car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WW_5f_CharLFO1LVL1" style:display-name="WW_CharLFO1LVL1" style:family="text">
      <style:text-properties fo:color="#000000" style:font-name="Tahoma" fo:font-family="Tahoma, sans-serif, Arial, Helv" style:font-family-generic="system" fo:font-size="9.5pt" style:font-name-asian="SimSun" style:font-family-asian="SimSun" style:font-family-generic-asian="system" style:font-pitch-asian="variable" style:font-size-asian="9.5pt" style:font-name-complex="Lucida Sans" style:font-family-complex="'Lucida Sans'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1" style:family="table">
      <style:table-properties style:width="16.983cm" fo:margin-left="0cm" table:align="left"/>
    </style:style>
    <style:style style:name="Tableau1.A" style:family="table-column">
      <style:table-column-properties style:column-width="5.66cm"/>
    </style:style>
    <style:style style:name="Tableau1.C" style:family="table-column">
      <style:table-column-properties style:column-width="5.662cm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Footer">
      <style:text-properties fo:color="#ff4f4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color="#ff4f4f" fo:font-style="italic" fo:font-weight="bold" style:font-style-asian="italic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ff4f4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weight-complex="bold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text-properties fo:color="#ff4f4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/>
    </style:style>
    <style:style style:name="MT1" style:family="text">
      <style:text-properties fo:font-weight="bold" style:language-asian="fr" style:country-asian="FR" style:font-weight-asian="bold" style:language-complex="ar" style:country-complex="SA" style:font-weight-complex="bold"/>
    </style:style>
    <style:style style:name="MT2" style:family="text">
      <style:text-properties fo:color="#ff4f4f" style:font-name="Calibri" fo:font-weight="bold" style:font-weight-asian="bold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Normal"/>
        <table:table table:name="Tableau1" table:style-name="Tableau1">
          <table:table-column table:style-name="Tableau1.A" table:number-columns-repeated="2"/>
          <table:table-column table:style-name="Tableau1.C"/>
          <table:table-row>
            <table:table-cell table:style-name="Tableau1.A1" office:value-type="string">
              <text:p text:style-name="Footer"><draw:frame draw:style-name="Mfr1" draw:name="Image 1" text:anchor-type="paragraph" svg:x="-0.176cm" svg:y="0cm" svg:width="2.355cm" style:rel-width="scale" svg:height="1.843cm" style:rel-height="scale" draw:z-index="1"><draw:image xlink:href="Pictures/100002010000012A000000E9373056475D1D2DD4.png" xlink:type="simple" xlink:show="embed" xlink:actuate="onLoad"/><svg:desc>HArojDmanfE_SmarTrade-Logo-.png</svg:desc></draw:frame><text:span text:style-name="Police_20_par_20_défaut"><text:span text:style-name="MT1"/></text:span></text:p>
            </table:table-cell>
            <table:table-cell table:style-name="Tableau1.A1" office:value-type="string">
              <text:p text:style-name="MP1"/>
            </table:table-cell>
            <table:table-cell table:style-name="Tableau1.A1" office:value-type="string">
              <text:p text:style-name="MP2">21/02/2018 10:19</text:p>
              <text:p text:style-name="MP3"/>
              <text:p text:style-name="MP4"><text:span text:style-name="Police_20_par_20_défaut"><text:span text:style-name="MT2"><text:page-number text:select-page="current">2</text:page-number></text:span></text:span><text:span text:style-name="Police_20_par_20_défaut"><text:span text:style-name="MT2"> / 2 pages</text:span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18-01-17T09:20:00Z</meta:creation-date>
    <dc:date>2018-02-21T15:40:33.169000000</dc:date>
    <meta:editing-cycles>40</meta:editing-cycles>
    <meta:editing-duration>PT9H1M18S</meta:editing-duration>
    <meta:document-statistic meta:table-count="1" meta:image-count="1" meta:object-count="0" meta:page-count="2" meta:paragraph-count="48" meta:word-count="562" meta:character-count="3455" meta:non-whitespace-character-count="2951"/>
    <meta:template xlink:type="simple" xlink:actuate="onRequest" xlink:title="" xlink:href="Normal.dotm"/>
  </office:meta>
</office:document-meta>
</file>